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14B07614E28343BDE5.jpg" manifest:media-type="image/jpeg"/>
  <manifest:file-entry manifest:full-path="Pictures/10000000000000D5000000A157CCDCC8A8192F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35cm" svg:height="4.259cm" svg:x="8.665cm" svg:y="4.048cm">
          <draw:image xlink:href="Pictures/10000000000000D5000000A157CCDCC8A8192FF7.jpg" xlink:type="simple" xlink:show="embed" xlink:actuate="onLoad" loext:mime-type="image/jpeg">
            <text:p/>
          </draw:image>
        </draw:frame>
        <draw:frame draw:style-name="gr1" draw:text-style-name="P1" draw:layer="layout" svg:width="12.074cm" svg:height="9.291cm" svg:x="5.445cm" svg:y="9.362cm">
          <draw:image xlink:href="Pictures/100000000000040000000314B07614E28343BDE5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1:14:42.693729251</meta:creation-date>
    <dc:date>2019-07-19T14:30:07.692760172</dc:date>
    <meta:editing-duration>PT3H15M24S</meta:editing-duration>
    <meta:editing-cycles>3</meta:editing-cycles>
    <meta:generator>LibreOffice/6.2.5.2$Linux_X86_64 LibreOffice_project/20$Build-2</meta:generator>
    <meta:document-statistic meta:object-count="2"/>
  </office:meta>
</office:document-meta>
</file>